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.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.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.95%</text:p>
          </table:table-cell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.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.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.86%</text:p>
          </table:table-cell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.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.76%</text:p>
          </table:table-cell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.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.89%</text:p>
          </table:table-cell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.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.36%</text:p>
          </table:table-cell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.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.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.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.43%</text:p>
          </table:table-cell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.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.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.02%</text:p>
          </table:table-cell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.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.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.48%</text:p>
          </table:table-cell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.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.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.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.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.20%</text:p>
          </table:table-cell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.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.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.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.55%</text:p>
          </table:table-cell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.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.30%</text:p>
          </table:table-cell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.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.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.75%</text:p>
          </table:table-cell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.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.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.23%</text:p>
          </table:table-cell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.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.28%</text:p>
          </table:table-cell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.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.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.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.63%</text:p>
          </table:table-cell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.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.88%</text:p>
          </table:table-cell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.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.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.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.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.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.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.60%</text:p>
          </table:table-cell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.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.58%</text:p>
          </table:table-cell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.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.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.18%</text:p>
          </table:table-cell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.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.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.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.34%</text:p>
          </table:table-cell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.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.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.95%</text:p>
          </table:table-cell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.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.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.45%</text:p>
          </table:table-cell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.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.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.90%</text:p>
          </table:table-cell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.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.10%</text:p>
          </table:table-cell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.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.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.06%</text:p>
          </table:table-cell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.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.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.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.66%</text:p>
          </table:table-cell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.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.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.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.88%</text:p>
          </table:table-cell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.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.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.34%</text:p>
          </table:table-cell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.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.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.99%</text:p>
          </table:table-cell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.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.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.47%</text:p>
          </table:table-cell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.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.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.26%</text:p>
          </table:table-cell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.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.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.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.00%</text:p>
          </table:table-cell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.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.92%</text:p>
          </table:table-cell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.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.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.81%</text:p>
          </table:table-cell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.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.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.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.39%</text:p>
          </table:table-cell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.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.23%</text:p>
          </table:table-cell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.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.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.59%</text:p>
          </table:table-cell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.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.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.94%</text:p>
          </table:table-cell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.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.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.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.12%</text:p>
          </table:table-cell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.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.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.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.49%</text:p>
          </table:table-cell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.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.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.73%</text:p>
          </table:table-cell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.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.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.44%</text:p>
          </table:table-cell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.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.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.48%</text:p>
          </table:table-cell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.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.06%</text:p>
          </table:table-cell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.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.67%</text:p>
          </table:table-cell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.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.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.24%</text:p>
          </table:table-cell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.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.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.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.31%</text:p>
          </table:table-cell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.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.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.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.55%</text:p>
          </table:table-cell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.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.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.49%</text:p>
          </table:table-cell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.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.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.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.81%</text:p>
          </table:table-cell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.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.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.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.96%</text:p>
          </table:table-cell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.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.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.57%</text:p>
          </table:table-cell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.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.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.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.27%</text:p>
          </table:table-cell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.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.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.48%</text:p>
          </table:table-cell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.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.42%</text:p>
          </table:table-cell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.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.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.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.29%</text:p>
          </table:table-cell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.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.43%</text:p>
          </table:table-cell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.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.32%</text:p>
          </table:table-cell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.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.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.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.71%</text:p>
          </table:table-cell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.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.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.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.37%</text:p>
          </table:table-cell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.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.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.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.6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12:39.372077649</meta:creation-date>
    <dc:date>2023-01-24T08:19:55.011615284</dc:date>
    <meta:editing-duration>PT13M44S</meta:editing-duration>
    <meta:editing-cycles>6</meta:editing-cycles>
    <meta:generator>LibreOffice/7.3.7.2$Linux_X86_64 LibreOffice_project/30$Build-2</meta:generator>
    <meta:document-statistic meta:table-count="1" meta:cell-count="1281" meta:object-count="0"/>
  </office:meta>
</office:document-meta>
</file>